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.999cm" table:align="left"/>
    </style:style>
    <style:style style:name="Tabela1.A" style:family="table-column">
      <style:table-column-properties style:column-width="1.711cm"/>
    </style:style>
    <style:style style:name="Tabela1.B" style:family="table-column">
      <style:table-column-properties style:column-width="16.288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ext_20_body" style:master-page-name="HTML">
      <style:paragraph-properties fo:margin-top="0cm" fo:margin-bottom="0cm" fo:text-align="center" style:justify-single-word="false"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gramação do WordCamp Curitiba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Table_20_Heading">Dia 22</text:p>
          </table:table-cell>
          <table:covered-table-cell/>
        </table:table-row>
        <table:table-row>
          <table:table-cell table:style-name="Tabela1.A1" table:number-rows-spanned="2" office:value-type="string">
            <text:p text:style-name="Table_20_Contents">13h00 – 15h00</text:p>
          </table:table-cell>
          <table:table-cell table:style-name="Tabela1.A1" office:value-type="string">
            <text:p text:style-name="Table_20_Contents"><text:span text:style-name="Strong_20_Emphasis">Sala 1 – Traduzindo temas e plugins (localização)</text:span>, por <text:a xlink:type="simple" xlink:href="../../../../../../programacao/palestrantes#dionizio">Dionizio Bonfim Bach – DJIO</text:a><text:line-break/>O Curso tem como objetivo ensinar caminhos e melhores práticas para a tradução de Temas e Plugins no WordPress. Algumas vezes o Tema/Plugin já vem preparado para tradução, outras não. Iremos verificar o código para estabelecer onde começar, definir as ferramentas de trabalho e testar as traduções executadas.</text:p>
          </table:table-cell>
        </table:table-row>
        <table:table-row>
          <table:covered-table-cell/>
          <table:table-cell table:style-name="Tabela1.A1" office:value-type="string">
            <text:p text:style-name="Table_20_Contents"><text:span text:style-name="Strong_20_Emphasis">Sala 2 – Orientação a objetos para plugins</text:span>, por <text:a xlink:type="simple" xlink:href="../../../../../../programacao/palestrantes#daniel">Daniel Antunes</text:a><text:line-break/>Mini-curso sobre como e por qual motivo desenvolver plugins WordPress usando Orientação a Objetos. Com exemplos práticos de uso no desenvolvimento.</text:p>
          </table:table-cell>
        </table:table-row>
        <table:table-row>
          <table:table-cell table:style-name="Tabela1.A1" table:number-rows-spanned="2" office:value-type="string">
            <text:p text:style-name="Table_20_Contents">15h30 – 17h30</text:p>
          </table:table-cell>
          <table:table-cell table:style-name="Tabela1.A1" office:value-type="string">
            <text:p text:style-name="Table_20_Contents"><text:span text:style-name="Strong_20_Emphasis">Sala 1 – WordPress para Designers / Desenvolvimento de Temas</text:span>, por <text:a xlink:type="simple" xlink:href="../../../../../../programacao/palestrantes#edgar">Edgar Fernando / Georgea Vieira</text:a><text:line-break/>Voltado a designers e profissionais que lidam com HTML e CSS, o curso visa introduzir as concepções e funcionalidades básicas do WordPress para o desenvolvimento de sites (ou temas, como é chamado pela ferramenta). Abordará recursos como organização dos arquivos, tags próprios de template, loop de recuperação de conteúdo e objetos padrão de mapeamento em CSS. Ao contrário do que pode parecer, não é necessário ter conhecimento em PHP, MySQL, ou lógica de programação. Traga o seu notebook para esta atividade, instalação e configurações de softwares!</text:p>
          </table:table-cell>
        </table:table-row>
        <table:table-row>
          <table:covered-table-cell/>
          <table:table-cell table:style-name="Tabela1.A1" office:value-type="string">
            <text:p text:style-name="Table_20_Contents"><text:span text:style-name="Strong_20_Emphasis">Sala 2 – WordPress 3.0 – Custom Post Types e Taxonomias</text:span>, por <text:a xlink:type="simple" xlink:href="../../../../../../programacao/palestrantes#arilton">Arilton Silva Freitas</text:a><text:line-break/>Utilização de forma avançada da funcionalidade de Custom Post Type e taxonomia do WordPress 3.0. Exemplos e técnicas da vida real.</text:p>
          </table:table-cell>
        </table:table-row>
        <table:table-row>
          <table:table-cell table:style-name="Tabela1.A1" office:value-type="string">
            <text:p text:style-name="Table_20_Contents">19h00 – 21h00</text:p>
          </table:table-cell>
          <table:table-cell table:style-name="Tabela1.A1" office:value-type="string">
            <text:p text:style-name="Table_20_Contents"><text:span text:style-name="Strong_20_Emphasis">Abertura</text:span>, com <text:a xlink:type="simple" xlink:href="../../../../../../programacao/palestrantes#zefontainhas">José Fontainhas</text:a> (Automattic) e <text:a xlink:type="simple" xlink:href="../../../../../../programacao/palestrantes#catia">Cátia Kitahara</text:a> (comunidade WordPress)</text:p>
          </table:table-cell>
        </table:table-row>
        <table:table-row>
          <table:table-cell table:style-name="Tabela1.A1" table:number-columns-spanned="2" office:value-type="string">
            <text:p text:style-name="Table_20_Heading">Dia 23</text:p>
          </table:table-cell>
          <table:covered-table-cell/>
        </table:table-row>
        <table:table-row>
          <table:table-cell table:style-name="Tabela1.A1" office:value-type="string">
            <text:p text:style-name="Table_20_Contents">10h00 – 10h50</text:p>
          </table:table-cell>
          <table:table-cell table:style-name="Tabela1.A1" office:value-type="string">
            <text:p text:style-name="Table_20_Contents"><text:span text:style-name="Strong_20_Emphasis">Usando o Blog como ferramenta de venda e atendimento para e-commerce</text:span>, por <text:a xlink:type="simple" xlink:href="../../../../../../programacao/palestrantes#rafael">Rafael Hernandez</text:a><text:line-break/>Com o crescimento do Comércio Eletrônico o Blog se tornou ferramenta indispensável para qualquer pessoa ou empresa.</text:p>
          </table:table-cell>
        </table:table-row>
        <table:table-row>
          <table:table-cell table:style-name="Tabela1.A1" office:value-type="string">
            <text:p text:style-name="Table_20_Contents">11h00 – 12h30</text:p>
          </table:table-cell>
          <table:table-cell table:style-name="Tabela1.A1" office:value-type="string">
            <text:p text:style-name="Table_20_Contents"><text:span text:style-name="Strong_20_Emphasis">Estudos de caso: WordPress como rede social</text:span> – Exposição dos estudos de caso seguido de mesa de debate<text:line-break/><text:span text:style-name="Strong_20_Emphasis">CulturaDigital.br</text:span>, por <text:a xlink:type="simple" xlink:href="../../../../../../programacao/palestrantes#guilherme">Guilherme Aguiar</text:a></text:p>
            <text:p text:style-name="Table_20_Contents">CulturaDigital.Br é uma rede social que reúne membros da sociedade civil, representantes de órgãos governamentais e do mercado interessados em discutir políticas públicas para cultura digital. A rede, projeto pioneiro do Ministério da Cultura, está baseada na utilização do plugin BuddyPress e recebeu recentemente a menção honrosa no prêmio austríaco Ars Eletrocnica. A palestra abordará por que o plugin foi escolhido e o processo de desenvolvimento da plataforma, com detalhamento de suas funcionalidades.</text:p>
            <text:p text:style-name="Table_20_Contents"><text:span text:style-name="Strong_20_Emphasis">ItsNoon.net</text:span>, por <text:a xlink:type="simple" xlink:href="../../../../../../programacao/palestrantes#leo">Leo Germani</text:a><text:line-break/>ItsNoon.net é uma rede social de produção multimidia, onde os usuários podem publicara vídeos, fotos, músicas e programas de rádio, além de manterem um microblog. A palestra irá mostrar o funcionamento dessa rede, e mostrar como ela foi construída. Ao mesmo tempo serão apresentados argumentos para a decisão de quando ou não usar BuddyPress em seu projeto, mostrando seus pontos fortes e fracos, e as alternativas simples que podem ser criadas <text:soft-page-break/>para a maioria das funcionalidades do BP.<text:line-break/><text:span text:style-name="Strong_20_Emphasis">Maracatu.org</text:span>, por <text:a xlink:type="simple" xlink:href="../../../../../../programacao/palestrantes#diego">Diego Figueiredo Rojas</text:a><text:line-break/>O www.maracatu.org.br é uma idéia bem simples: construir de forma coletiva uma plataforma que reúna páginas das Nações e dos Grupos de Maracatu em um grande acervo com informações em texto, vídeos, fotos, áudios e etc. Ou seja, um site/portal onde a publicação de conteúdo é feita pelas próprias Nações e Grupos, de maneira simples como nos blogues.</text:p>
          </table:table-cell>
        </table:table-row>
        <table:table-row>
          <table:table-cell table:style-name="Tabela1.A1" office:value-type="string">
            <text:p text:style-name="Table_20_Contents">12h30 – 13h40</text:p>
          </table:table-cell>
          <table:table-cell table:style-name="Tabela1.A1" office:value-type="string">
            <text:p text:style-name="Table_20_Contents">Almoço</text:p>
          </table:table-cell>
        </table:table-row>
        <table:table-row>
          <table:table-cell table:style-name="Tabela1.A1" office:value-type="string">
            <text:p text:style-name="Table_20_Contents">13h40 – 14h30</text:p>
          </table:table-cell>
          <table:table-cell table:style-name="Tabela1.A1" office:value-type="string">
            <text:p text:style-name="Table_20_Contents"><text:span text:style-name="Strong_20_Emphasis">Boas práticas para desenvolvimento de plugins para WordPress</text:span>, por <text:a xlink:type="simple" xlink:href="../../../../programacao/palestrantes#daniel">Daniel Antunes Rocha</text:a>:<text:line-break/>Demonstração de boas práticas para o desenvolvimento de plugins WordPress.</text:p>
          </table:table-cell>
        </table:table-row>
        <table:table-row>
          <table:table-cell table:style-name="Tabela1.A1" office:value-type="string">
            <text:p text:style-name="Table_20_Contents">14h40 – 15h30</text:p>
          </table:table-cell>
          <table:table-cell table:style-name="Tabela1.A1" office:value-type="string">
            <text:p text:style-name="Table_20_Contents"><text:span text:style-name="Strong_20_Emphasis">Redes Sociais Como Alavanca de Negócios e Carreiras</text:span>, por <text:a xlink:type="simple" xlink:href="../../../../programacao/palestrantes#frank">Frank Alcantara</text:a>:<text:line-break/>Como usar o WordPress e o BuddyPress como ferramentas de concentração e distribuição de informações em redes sociais de forma a utilizar estas ferramentas para alavancar sua carreira. A palestra vai do entendimento do poder e origem das redes sociais até a integração e uso diário destas ferramentas para alavancar negócios e carreiras.</text:p>
          </table:table-cell>
        </table:table-row>
        <table:table-row>
          <table:table-cell table:style-name="Tabela1.A1" office:value-type="string">
            <text:p text:style-name="Table_20_Contents">15h30 – 17h00</text:p>
          </table:table-cell>
          <table:table-cell table:style-name="Tabela1.A1" office:value-type="string">
            <text:p text:style-name="Table_20_Contents"><text:span text:style-name="Strong_20_Emphasis">Estudos de caso: WordPress para enormes audiências</text:span> – Exposição dos estudos de caso seguido de mesa de debate<text:line-break/><text:span text:style-name="Strong_20_Emphasis">WordPress.com</text:span>, por <text:a xlink:type="simple" xlink:href="../../../../../../programacao/palestrantes#zefontainhas">José Fontainhas</text:a><text:line-break/>Como o site WordPress.com utiliza o WordPress no portal com mais de 12 milhões de sites e 270 bilhões de pageviews.<text:line-break/><text:span text:style-name="Strong_20_Emphasis">Globo.com</text:span>, por <text:a xlink:type="simple" xlink:href="../../../../../../programacao/palestrantes#leofalcao">Leonardo Falcão</text:a><text:line-break/><text:span text:style-name="Strong_20_Emphasis">SWU</text:span>, por <text:a xlink:type="simple" xlink:href="../../../../../../programacao/palestrantes#zegeraldo">José Geraldo Magalhães</text:a><text:line-break/>Apresentação do case site SWU. 9 milhões de visitas, 2000 posts, + de 10mil comentários e 15 mil usuarios (somente com login via rede social), Mais de 200 mil interações via Twitter e Facebook. Atualmente hospedado em cluster de 5 servidores com balanceamento de carga.</text:p>
          </table:table-cell>
        </table:table-row>
        <table:table-row>
          <table:table-cell table:style-name="Tabela1.A1" office:value-type="string">
            <text:p text:style-name="Table_20_Contents">17h00</text:p>
          </table:table-cell>
          <table:table-cell table:style-name="Tabela1.A1" office:value-type="string">
            <text:p text:style-name="Table_20_Contents">Mesa de Encerramento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/>
    </style:style>
    <style:style style:name="Title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1" meta:image-count="0" meta:object-count="0" meta:page-count="2" meta:paragraph-count="27" meta:word-count="736" meta:character-count="4665"/>
    <meta:generator>BrOffice.org/3.2$Unix OpenOffice.org_project/320m19$Build-9505</meta:generator>
  </office:meta>
</office:document-meta>
</file>